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officeooo:rsid="00034a3d" officeooo:paragraph-rsid="0005a201"/>
    </style:style>
    <style:style style:name="P3" style:family="paragraph" style:parent-style-name="Standard">
      <style:text-properties officeooo:rsid="00034a3d" officeooo:paragraph-rsid="000d5ade"/>
    </style:style>
    <style:style style:name="P4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7" style:family="paragraph" style:parent-style-name="Standard">
      <style:text-properties officeooo:rsid="0003e173" officeooo:paragraph-rsid="0003e173"/>
    </style:style>
    <style:style style:name="P8" style:family="paragraph" style:parent-style-name="Standard">
      <style:text-properties style:text-underline-style="none" officeooo:rsid="0003e173" officeooo:paragraph-rsid="0003e173"/>
    </style:style>
    <style:style style:name="P9" style:family="paragraph" style:parent-style-name="Standard">
      <style:text-properties style:text-underline-style="none" officeooo:rsid="00043a5c" officeooo:paragraph-rsid="000731c2"/>
    </style:style>
    <style:style style:name="P10" style:family="paragraph" style:parent-style-name="Standard">
      <style:text-properties officeooo:rsid="00043a5c" officeooo:paragraph-rsid="00043a5c"/>
    </style:style>
    <style:style style:name="P11" style:family="paragraph" style:parent-style-name="Standard">
      <style:text-properties officeooo:rsid="00043a5c" officeooo:paragraph-rsid="0005a201"/>
    </style:style>
    <style:style style:name="P12" style:family="paragraph" style:parent-style-name="Standard">
      <style:text-properties officeooo:rsid="00043a5c" officeooo:paragraph-rsid="0006bb64"/>
    </style:style>
    <style:style style:name="P13" style:family="paragraph" style:parent-style-name="Standard">
      <style:text-properties officeooo:rsid="00043a5c" officeooo:paragraph-rsid="000731c2"/>
    </style:style>
    <style:style style:name="P14" style:family="paragraph" style:parent-style-name="Standard">
      <style:text-properties officeooo:rsid="00043a5c" officeooo:paragraph-rsid="00092ddf"/>
    </style:style>
    <style:style style:name="P15" style:family="paragraph" style:parent-style-name="Standard">
      <style:text-properties officeooo:rsid="00043a5c" officeooo:paragraph-rsid="0009adfa"/>
    </style:style>
    <style:style style:name="P16" style:family="paragraph" style:parent-style-name="Standard">
      <style:text-properties officeooo:rsid="00043a5c" officeooo:paragraph-rsid="000c013f"/>
    </style:style>
    <style:style style:name="P17" style:family="paragraph" style:parent-style-name="Standard">
      <style:text-properties officeooo:rsid="00043a5c" officeooo:paragraph-rsid="000d5ade"/>
    </style:style>
    <style:style style:name="P18" style:family="paragraph" style:parent-style-name="Standard">
      <style:text-properties officeooo:rsid="0005a201" officeooo:paragraph-rsid="0005a201"/>
    </style:style>
    <style:style style:name="P19" style:family="paragraph" style:parent-style-name="Standard">
      <style:text-properties officeooo:rsid="0005a201" officeooo:paragraph-rsid="0006bb64"/>
    </style:style>
    <style:style style:name="P20" style:family="paragraph" style:parent-style-name="Standard">
      <style:text-properties officeooo:rsid="0005a201" officeooo:paragraph-rsid="0009adfa"/>
    </style:style>
    <style:style style:name="P21" style:family="paragraph" style:parent-style-name="Standard">
      <style:text-properties officeooo:rsid="0005a201" officeooo:paragraph-rsid="000d5ade"/>
    </style:style>
    <style:style style:name="P22" style:family="paragraph" style:parent-style-name="Standard">
      <style:text-properties officeooo:rsid="0006bb64" officeooo:paragraph-rsid="0006bb64"/>
    </style:style>
    <style:style style:name="P23" style:family="paragraph" style:parent-style-name="Standard">
      <style:text-properties officeooo:rsid="0006bb64" officeooo:paragraph-rsid="000d5ade"/>
    </style:style>
    <style:style style:name="P24" style:family="paragraph" style:parent-style-name="Standard">
      <style:text-properties officeooo:rsid="000731c2" officeooo:paragraph-rsid="000731c2"/>
    </style:style>
    <style:style style:name="P25" style:family="paragraph" style:parent-style-name="Standard">
      <style:text-properties officeooo:rsid="000d5ade" officeooo:paragraph-rsid="000d5ade"/>
    </style:style>
    <style:style style:name="P26" style:family="paragraph" style:parent-style-name="Standard">
      <style:text-properties fo:font-variant="normal" fo:text-transform="none" fo:color="#000000" style:font-name="Ubuntu Medium" fo:font-size="11pt" fo:letter-spacing="normal" fo:font-style="normal" fo:font-weight="normal" officeooo:rsid="00043a5c" officeooo:paragraph-rsid="000dc06b" style:font-size-asian="11pt" style:font-size-complex="11pt"/>
    </style:style>
    <style:style style:name="P27" style:family="paragraph" style:parent-style-name="Standard">
      <style:text-properties officeooo:rsid="00043a5c" officeooo:paragraph-rsid="000731c2"/>
    </style:style>
    <style:style style:name="P28" style:family="paragraph" style:parent-style-name="Standard">
      <style:text-properties officeooo:rsid="00043a5c" officeooo:paragraph-rsid="000f78fa"/>
    </style:style>
    <style:style style:name="P29" style:family="paragraph" style:parent-style-name="Standard">
      <style:text-properties officeooo:rsid="00043a5c" officeooo:paragraph-rsid="00043a5c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officeooo:rsid="00043a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3be2b"/>
    </style:style>
    <style:style style:name="T6" style:family="text">
      <style:text-properties officeooo:rsid="0005a201"/>
    </style:style>
    <style:style style:name="T7" style:family="text">
      <style:text-properties officeooo:rsid="0006bb64"/>
    </style:style>
    <style:style style:name="T8" style:family="text">
      <style:text-properties officeooo:rsid="000731c2"/>
    </style:style>
    <style:style style:name="T9" style:family="text">
      <style:text-properties officeooo:rsid="0009ad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In Activity</text:p>
      <text:p text:style-name="P1"/>
      <text:p text:style-name="P1"><text:span text:style-name="T2">S</text:span>ervicio: /<text:span text:style-name="T2">logIn (POST)</text:span></text:p>
      <text:p text:style-name="P4">cliente manda: </text:p>
      <text:p text:style-name="P10">{</text:p>
      <text:p text:style-name="P10"><text:s text:c="6"/><text:tab/>"username" : &lt;username&gt;,</text:p>
      <text:p text:style-name="P10"><text:s text:c="6"/><text:tab/>"password" : &lt;<text:span text:style-name="T6">md5_</text:span>password&gt;</text:p>
      <text:p text:style-name="P10"><text:tab/>“<text:span text:style-name="T8">location</text:span>”: <text:span text:style-name="T8">&lt;coordenadas&gt;</text:span></text:p>
      <text:p text:style-name="P28"><text:tab/>"status" : &lt;<text:span text:style-name="T6">new</text:span>_status&gt;, </text:p>
      <text:p text:style-name="P28"><text:s text:c="6"/><text:tab/>"<text:span text:style-name="T6">profile_picture</text:span>" : &lt;<text:span text:style-name="T6">new_base64_valid_pictur</text:span></text:p>
      <text:p text:style-name="P10">}</text:p>
      <text:p text:style-name="P10"/>
      <text:p text:style-name="P7"><text:span text:style-name="T4">servidor responde</text:span>: </text:p>
      <text:p text:style-name="P10">{ </text:p>
      <text:p text:style-name="P10"><text:s text:c="6"/><text:tab/>"<text:span text:style-name="T8">ok</text:span>" : <text:span text:style-name="T8">true/false</text:span>,</text:p>
      <text:p text:style-name="P10"><text:tab/>“<text:span text:style-name="T8">what” : invalid user/invalid password</text:span></text:p>
      <text:p text:style-name="P10">}</text:p>
      <text:p text:style-name="P1"/>
      <text:p text:style-name="P5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11">{ </text:p>
      <text:p text:style-name="P11"><text:s text:c="6"/><text:tab/>"username" : &lt;username&gt;,</text:p>
      <text:p text:style-name="P11"><text:s text:c="5"/><text:tab/> "password" : &lt;<text:span text:style-name="T6">md5_</text:span>password&gt;</text:p>
      <text:p text:style-name="P13"><text:tab/>“<text:span text:style-name="T8">location</text:span>”: <text:span text:style-name="T8">&lt;coordenadas&gt;</text:span></text:p>
      <text:p text:style-name="P28"><text:tab/>"status" : &lt;<text:span text:style-name="T6">new</text:span>_status&gt;, </text:p>
      <text:p text:style-name="P28"><text:s text:c="6"/><text:tab/>"<text:span text:style-name="T6">profile_picture</text:span>" : &lt;<text:span text:style-name="T6">new_base64_valid_pictur</text:span></text:p>
      <text:p text:style-name="P11">}</text:p>
      <text:p text:style-name="P11"/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“”/invalid user</text:span></text:p>
      <text:p text:style-name="P13">}</text:p>
      <text:p text:style-name="P11"/>
      <text:p text:style-name="P7">servidor responde igual que en logIn.</text:p>
      <text:p text:style-name="P1"/>
      <text:p text:style-name="P5">Configuration Activity</text:p>
      <text:p text:style-name="P1"/>
      <text:p text:style-name="P1">servicio: /setConfig <text:span text:style-name="T2">(POST)</text:span></text:p>
      <text:p text:style-name="P1">cliente manda: <text:span text:style-name="T2">username, password, </text:span>status<text:span text:style-name="T2">, profile picture.</text:span></text:p>
      <text:p text:style-name="P11">{ </text:p>
      <text:p text:style-name="P13"><text:s text:c="5"/><text:tab/>"username" : &lt;username&gt;,</text:p>
      <text:p text:style-name="P13"><text:s text:c="5"/><text:tab/>"password" : &lt;<text:span text:style-name="T6">md5_</text:span>password&gt;</text:p>
      <text:p text:style-name="P16"><text:tab/>“<text:span text:style-name="T8">location</text:span>”: <text:span text:style-name="T8">&lt;coordenadas&gt;</text:span></text:p>
      <text:p text:style-name="P11"><text:s text:c="4"/><text:tab/>"status" : &lt;<text:span text:style-name="T6">new</text:span>_status&gt;, </text:p>
      <text:p text:style-name="P11"><text:s text:c="6"/><text:tab/>"<text:span text:style-name="T6">profile_picture</text:span>" : &lt;<text:span text:style-name="T6">new_base64_valid_picture</text:span>&gt;</text:p>
      <text:p text:style-name="P11">}</text:p>
      <text:p text:style-name="P24">server responde:</text:p>
      <text:p text:style-name="P14">{ </text:p>
      <text:p text:style-name="P14"><text:s text:c="6"/><text:tab/>"<text:span text:style-name="T8">ok</text:span>" : <text:span text:style-name="T8">true/false</text:span>,</text:p>
      <text:p text:style-name="P14"><text:tab/>“<text:span text:style-name="T8">what” : “”/invalid user</text:span></text:p>
      <text:p text:style-name="P14"><text:soft-page-break/>}</text:p>
      <text:p text:style-name="P8"/>
      <text:p text:style-name="P1"/>
      <text:p text:style-name="P5">Chats Activity</text:p>
      <text:p text:style-name="P1"/>
      <text:p text:style-name="P1"><text:span text:style-name="T4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6">username” y “password” (encriptada en md5)</text:span></text:p>
      <text:p text:style-name="P13">{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7"><text:tab/>“<text:span text:style-name="T8">location</text:span>”: <text:span text:style-name="T8">&lt;coordenadas&gt;</text:span></text:p>
      <text:p text:style-name="P13">}</text:p>
      <text:p text:style-name="P7">servidor responde:</text:p>
      <text:p text:style-name="P7"/>
      <text:p text:style-name="P18">{</text:p>
      <text:p text:style-name="P19"><text:tab/>"<text:span text:style-name="T7">messages</text:span>" :<text:span text:style-name="T7"> </text:span>[ &lt;vector de Messages&gt; <text:s/>]</text:p>
      <text:p text:style-name="P18">}</text:p>
      <text:p text:style-name="P18"/>
      <text:p text:style-name="P18">estructura de un Message:</text:p>
      <text:p text:style-name="P18">{ </text:p>
      <text:p text:style-name="P18"><text:s text:c="6"/>"msg_date" : "15/04/2015", </text:p>
      <text:p text:style-name="P18"><text:s text:c="6"/>"msg_fromID" : &lt;user emisor&gt;, </text:p>
      <text:p text:style-name="P18"><text:s text:c="6"/>"msg_text" : &lt;mensaje&gt;, </text:p>
      <text:p text:style-name="P18"><text:s text:c="6"/>"msg_time" : "06:55", </text:p>
      <text:p text:style-name="P18"><text:s text:c="6"/>"msg_toID" : &lt;user receptor&gt;</text:p>
      <text:p text:style-name="P18">}</text:p>
      <text:p text:style-name="P7"/>
      <text:p text:style-name="P1"><text:span text:style-name="T4">servicio: /currentChats</text:span>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7"/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25"><text:tab/>“<text:span text:style-name="T8">location</text:span>”: <text:span text:style-name="T8">&lt;coordenadas&gt;</text:span></text:p>
      <text:p text:style-name="P13">}</text:p>
      <text:p text:style-name="P13"/>
      <text:p text:style-name="P7">Servidor responde:</text:p>
      <text:p text:style-name="P7"/>
      <text:p text:style-name="P12">{ </text:p>
      <text:p text:style-name="P12"><text:tab/>"<text:span text:style-name="T7">chats</text:span>" : <text:span text:style-name="T7">[ &lt;vector de chats&gt; ]</text:span></text:p>
      <text:p text:style-name="P12">}</text:p>
      <text:p text:style-name="P12"/>
      <text:p text:style-name="P12"/>
      <text:p text:style-name="P26">estructura de un Chat: { </text:p>
      <text:p text:style-name="P26"><text:tab/>"username_1" : &lt;username&gt;</text:p>
      <text:p text:style-name="P26"><text:tab/>“username_2” : &lt;username&gt;</text:p>
      <text:p text:style-name="P26"><text:tab/>“messages” : [&lt;vector de messages&gt;] </text:p>
      <text:p text:style-name="P26">}</text:p>
      <text:p text:style-name="P23"/>
      <text:p text:style-name="P23"/>
      <text:p text:style-name="P21">estructura de un Message:</text:p>
      <text:p text:style-name="P21">{ </text:p>
      <text:p text:style-name="P21"><text:s text:c="6"/>"msg_date" : "15/04/2015", </text:p>
      <text:p text:style-name="P21"><text:soft-page-break/><text:s text:c="6"/>"msg_fromID" : &lt;user emisor&gt;, </text:p>
      <text:p text:style-name="P21"><text:s text:c="6"/>"msg_text" : &lt;mensaje&gt;, </text:p>
      <text:p text:style-name="P21"><text:s text:c="6"/>"msg_time" : "06:55", </text:p>
      <text:p text:style-name="P21"><text:s text:c="6"/>"msg_toID" : &lt;user receptor&gt;</text:p>
      <text:p text:style-name="P21">}</text:p>
      <text:p text:style-name="P1"/>
      <text:p text:style-name="P1">servicio: /users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25"><text:tab/>“<text:span text:style-name="T8">location</text:span>”: <text:span text:style-name="T8">&lt;coordenadas&gt;</text:span></text:p>
      <text:p text:style-name="P13">}</text:p>
      <text:p text:style-name="P7"/>
      <text:p text:style-name="P7">Servidor responde:</text:p>
      <text:p text:style-name="P12">{</text:p>
      <text:p text:style-name="P12"><text:s text:c="3"/><text:tab/>"<text:span text:style-name="T7">users</text:span>" : <text:span text:style-name="T7">[ &lt;vector de Users&gt; ]</text:span></text:p>
      <text:p text:style-name="P12">}</text:p>
      <text:p text:style-name="P12"/>
      <text:p text:style-name="P22">estructura de un User:</text:p>
      <text:p text:style-name="P22">{</text:p>
      <text:p text:style-name="P12"><text:s text:c="6"/>"location" : &lt;user_location&gt;, </text:p>
      <text:p text:style-name="P12"><text:s text:c="6"/>"status" : &lt;user_status&gt;, </text:p>
      <text:p text:style-name="P12"><text:s text:c="6"/>"<text:span text:style-name="T6">profile_picture</text:span>" : &lt;<text:span text:style-name="T6">base64_picture</text:span>&gt;, </text:p>
      <text:p text:style-name="P12"><text:s text:c="6"/>"username" : &lt;username&gt;</text:p>
      <text:p text:style-name="P22">}</text:p>
      <text:p text:style-name="P1"/>
      <text:p text:style-name="P4">Chat Activity</text:p>
      <text:p text:style-name="P1"/>
      <text:p text:style-name="P1"><text:span text:style-name="T4">servicio: /</text:span><text:span text:style-name="T5">sendMessage</text:span><text:span text:style-name="T1"> (POST)</text:span></text:p>
      <text:p text:style-name="P1"/>
      <text:p text:style-name="P3">cliente manda: </text:p>
      <text:p text:style-name="P19">{ </text:p>
      <text:p text:style-name="P20"><text:s text:c="5"/><text:span text:style-name="T3">"username" : &lt;username&gt;,</text:span></text:p>
      <text:p text:style-name="P15"><text:s text:c="6"/>"password" : &lt;<text:span text:style-name="T6">md5_</text:span>password&gt;</text:p>
      <text:p text:style-name="P15"><text:s text:c="6"/>“<text:span text:style-name="T9">location”: </text:span></text:p>
      <text:p text:style-name="P19"><text:s text:c="6"/>"msg_toID" : &lt;user receptor&gt;,</text:p>
      <text:p text:style-name="P19"><text:s text:c="6"/>"msg_text" : &lt;mensaje&gt;</text:p>
      <text:p text:style-name="P19">}</text:p>
      <text:p text:style-name="P19"/>
      <text:p text:style-name="P24">server responde:</text:p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invalid user</text:span></text:p>
      <text:p text:style-name="P9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5-15T03:37:24.797532321</dc:date>
    <meta:editing-duration>PT21M54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3" meta:paragraph-count="122" meta:word-count="335" meta:character-count="2691" meta:non-whitespace-character-count="2174"/>
  </office:meta>
</office:document-meta>
</file>